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82204" officeooo:paragraph-rsid="00182204"/>
    </style:style>
    <style:style style:name="P2" style:family="paragraph" style:parent-style-name="Standard">
      <style:text-properties fo:color="#ff0000" loext:opacity="100%" officeooo:rsid="00736683" officeooo:paragraph-rsid="00736683"/>
    </style:style>
    <style:style style:name="P3" style:family="paragraph" style:parent-style-name="Standard">
      <style:text-properties fo:color="#ff0000" loext:opacity="100%" officeooo:rsid="0075390a" officeooo:paragraph-rsid="0075390a"/>
    </style:style>
    <style:style style:name="P4" style:family="paragraph" style:parent-style-name="Standard">
      <style:text-properties fo:color="#ff0000" loext:opacity="100%" officeooo:rsid="009d5a5e" officeooo:paragraph-rsid="009d5a5e"/>
    </style:style>
    <style:style style:name="P5" style:family="paragraph" style:parent-style-name="Standard">
      <style:text-properties style:use-window-font-color="true" loext:opacity="0%" officeooo:rsid="0079476b" officeooo:paragraph-rsid="0079476b"/>
    </style:style>
    <style:style style:name="P6" style:family="paragraph" style:parent-style-name="Standard">
      <style:text-properties officeooo:rsid="009939a3" officeooo:paragraph-rsid="009939a3"/>
    </style:style>
    <style:style style:name="P7" style:family="paragraph" style:parent-style-name="Heading_20_1">
      <style:text-properties officeooo:rsid="009d5a5e" officeooo:paragraph-rsid="009d5a5e"/>
    </style:style>
    <style:style style:name="P8" style:family="paragraph" style:parent-style-name="Text_20_body">
      <style:paragraph-properties fo:line-height="100%"/>
      <style:text-properties officeooo:rsid="009d5a5e" officeooo:paragraph-rsid="009d5a5e"/>
    </style:style>
    <style:style style:name="P9" style:family="paragraph" style:parent-style-name="Text_20_body">
      <style:paragraph-properties fo:margin-top="0in" fo:margin-bottom="0.0181in" style:contextual-spacing="false" fo:line-height="100%"/>
      <style:text-properties officeooo:rsid="009d5a5e" officeooo:paragraph-rsid="009d5a5e"/>
    </style:style>
    <style:style style:name="P10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11" style:family="paragraph" style:parent-style-name="Text_20_body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/>
      <style:text-properties officeooo:rsid="009d5a5e" officeooo:paragraph-rsid="00a00243"/>
    </style:style>
    <style:style style:name="P12" style:family="paragraph" style:parent-style-name="Text_20_body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00%" fo:text-indent="0in" style:auto-text-indent="false" fo:background-color="transparent"/>
      <style:text-properties officeooo:rsid="009d5a5e" officeooo:paragraph-rsid="00a00243"/>
    </style:style>
    <style:style style:name="P14" style:family="paragraph" style:parent-style-name="Text_20_body">
      <style:paragraph-properties fo:margin-top="0in" fo:margin-bottom="0.0181in" style:contextual-spacing="false" fo:line-height="100%"/>
      <style:text-properties officeooo:rsid="009e0eae" officeooo:paragraph-rsid="00a00243"/>
    </style:style>
    <style:style style:name="P1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e0eae" officeooo:paragraph-rsid="00a00243"/>
    </style:style>
    <style:style style:name="P1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e0eae" officeooo:paragraph-rsid="00a00243"/>
    </style:style>
    <style:style style:name="P17" style:family="paragraph" style:parent-style-name="Text_20_body">
      <style:paragraph-properties fo:margin-top="0in" fo:margin-bottom="0.0181in" style:contextual-spacing="false" fo:line-height="100%"/>
      <style:text-properties officeooo:rsid="00a00243" officeooo:paragraph-rsid="00a00243"/>
    </style:style>
    <style:style style:name="P18" style:family="paragraph" style:parent-style-name="Standard" style:master-page-name="">
      <loext:graphic-properties draw:fill="none"/>
      <style:paragraph-properties fo:margin-left="0.5in" fo:margin-right="0in" fo:line-height="100%" fo:text-indent="0in" style:auto-text-indent="false" style:page-number="auto" fo:background-color="transparent"/>
      <style:text-properties officeooo:rsid="001e4eeb" officeooo:paragraph-rsid="00a00243"/>
    </style:style>
    <style:style style:name="P19" style:family="paragraph" style:parent-style-name="Text_20_body">
      <style:text-properties officeooo:rsid="009e0eae" officeooo:paragraph-rsid="00a00243"/>
    </style:style>
    <style:style style:name="P20" style:family="paragraph" style:parent-style-name="Heading_20_1">
      <style:text-properties officeooo:rsid="0093f4d7" officeooo:paragraph-rsid="0093f4d7"/>
    </style:style>
    <style:style style:name="P21" style:family="paragraph" style:parent-style-name="Text_20_body">
      <style:text-properties fo:color="#ff0000" loext:opacity="100%" officeooo:rsid="0093f4d7" officeooo:paragraph-rsid="0093f4d7"/>
    </style:style>
    <style:style style:name="P22" style:family="paragraph" style:parent-style-name="Standard">
      <style:text-properties officeooo:rsid="00116953" officeooo:paragraph-rsid="00116953"/>
    </style:style>
    <style:style style:name="P23" style:family="paragraph" style:parent-style-name="Standard">
      <style:text-properties officeooo:rsid="00116953" officeooo:paragraph-rsid="001f64dd"/>
    </style:style>
    <style:style style:name="P24" style:family="paragraph" style:parent-style-name="Standard">
      <style:text-properties officeooo:rsid="00249123" officeooo:paragraph-rsid="00249123"/>
    </style:style>
    <style:style style:name="P25" style:family="paragraph" style:parent-style-name="Standard">
      <style:text-properties officeooo:rsid="0096690d" officeooo:paragraph-rsid="0096690d"/>
    </style:style>
    <style:style style:name="P2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normal" officeooo:rsid="001c61fe" officeooo:paragraph-rsid="001c61fe" style:font-weight-asian="normal" style:font-weight-complex="normal"/>
    </style:style>
    <style:style style:name="P28" style:family="paragraph" style:parent-style-name="Standard">
      <style:text-properties officeooo:rsid="0020ccf2" officeooo:paragraph-rsid="0020ccf2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0ccf2" officeooo:paragraph-rsid="0020ccf2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ccf2" officeooo:paragraph-rsid="0020ccf2"/>
    </style:style>
    <style:style style:name="P31" style:family="paragraph" style:parent-style-name="Standard">
      <style:text-properties fo:font-weight="normal" officeooo:rsid="0020ccf2" officeooo:paragraph-rsid="0020ccf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211e24" officeooo:paragraph-rsid="00211e24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e24" officeooo:paragraph-rsid="00211e24"/>
    </style:style>
    <style:style style:name="P34" style:family="paragraph" style:parent-style-name="Standard">
      <style:text-properties officeooo:rsid="00211e24" officeooo:paragraph-rsid="00211e24"/>
    </style:style>
    <style:style style:name="P35" style:family="paragraph" style:parent-style-name="Standard">
      <style:text-properties fo:font-weight="normal" officeooo:rsid="004c7389" officeooo:paragraph-rsid="004c7389" style:font-weight-asian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4c7389" officeooo:paragraph-rsid="004c7389"/>
    </style:style>
    <style:style style:name="P37" style:family="paragraph" style:parent-style-name="Standard">
      <style:text-properties officeooo:rsid="004c7389" officeooo:paragraph-rsid="004c7389"/>
    </style:style>
    <style:style style:name="P38" style:family="paragraph" style:parent-style-name="Standard">
      <style:text-properties officeooo:rsid="00663ab9" officeooo:paragraph-rsid="00663ab9"/>
    </style:style>
    <style:style style:name="P39" style:family="paragraph" style:parent-style-name="Heading_20_1">
      <style:text-properties officeooo:rsid="00163c15" officeooo:paragraph-rsid="00163c15"/>
    </style:style>
    <style:style style:name="P40" style:family="paragraph" style:parent-style-name="Text_20_body">
      <style:text-properties officeooo:rsid="00163c15" officeooo:paragraph-rsid="0017015b"/>
    </style:style>
    <style:style style:name="P41" style:family="paragraph" style:parent-style-name="Text_20_body">
      <style:text-properties officeooo:rsid="00163c15" officeooo:paragraph-rsid="00163c15"/>
    </style:style>
    <style:style style:name="P42" style:family="paragraph" style:parent-style-name="Text_20_body">
      <style:text-properties officeooo:rsid="0017015b" officeooo:paragraph-rsid="0017015b"/>
    </style:style>
    <style:style style:name="P43" style:family="paragraph" style:parent-style-name="Heading_20_1">
      <style:text-properties officeooo:rsid="00a1c285" officeooo:paragraph-rsid="00a1c285"/>
    </style:style>
    <style:style style:name="P44" style:family="paragraph" style:parent-style-name="Text_20_body">
      <style:text-properties fo:color="#ff0000" loext:opacity="100%" officeooo:paragraph-rsid="00a1c285"/>
    </style:style>
    <style:style style:name="P45" style:family="paragraph" style:parent-style-name="Heading_20_1">
      <style:text-properties officeooo:rsid="007044c2" officeooo:paragraph-rsid="007044c2"/>
    </style:style>
    <style:style style:name="P46" style:family="paragraph" style:parent-style-name="Text_20_body">
      <style:text-properties officeooo:rsid="007071b3" officeooo:paragraph-rsid="007071b3"/>
    </style:style>
    <style:style style:name="P47" style:family="paragraph" style:parent-style-name="Text_20_body">
      <style:text-properties officeooo:rsid="00478fb7" officeooo:paragraph-rsid="00478fb7"/>
    </style:style>
    <style:style style:name="P48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4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51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5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54" style:family="paragraph" style:parent-style-name="Standard">
      <style:text-properties officeooo:rsid="001250d7" officeooo:paragraph-rsid="001250d7"/>
    </style:style>
    <style:style style:name="P55" style:family="paragraph" style:parent-style-name="Standard">
      <style:text-properties officeooo:rsid="001352b6" officeooo:paragraph-rsid="001352b6"/>
    </style:style>
    <style:style style:name="P56" style:family="paragraph" style:parent-style-name="Standard">
      <style:text-properties officeooo:rsid="0013cf91" officeooo:paragraph-rsid="0013cf91"/>
    </style:style>
    <style:style style:name="P57" style:family="paragraph" style:parent-style-name="Heading_20_1">
      <style:text-properties officeooo:rsid="005345c0" officeooo:paragraph-rsid="005345c0"/>
    </style:style>
    <style:style style:name="P58" style:family="paragraph" style:parent-style-name="Text_20_body">
      <style:text-properties officeooo:rsid="005345c0" officeooo:paragraph-rsid="005345c0"/>
    </style:style>
    <style:style style:name="P59" style:family="paragraph" style:parent-style-name="Text_20_body">
      <style:text-properties officeooo:rsid="005398d6" officeooo:paragraph-rsid="005398d6"/>
    </style:style>
    <style:style style:name="P60" style:family="paragraph" style:parent-style-name="Text_20_body">
      <style:text-properties officeooo:rsid="0054733e" officeooo:paragraph-rsid="0054733e"/>
    </style:style>
    <style:style style:name="P61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62" style:family="paragraph" style:parent-style-name="Text_20_body">
      <style:text-properties officeooo:rsid="0055df56" officeooo:paragraph-rsid="0055df56"/>
    </style:style>
    <style:style style:name="P63" style:family="paragraph" style:parent-style-name="Text_20_body">
      <style:text-properties officeooo:rsid="0058cbbf" officeooo:paragraph-rsid="0058cbbf"/>
    </style:style>
    <style:style style:name="P64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6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73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74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75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76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77" style:family="paragraph" style:parent-style-name="Text_20_body">
      <style:text-properties officeooo:rsid="0034e8a2" officeooo:paragraph-rsid="0040a430"/>
    </style:style>
    <style:style style:name="P78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79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80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81" style:family="paragraph" style:parent-style-name="Text_20_body">
      <style:text-properties officeooo:rsid="0034e8a2" officeooo:paragraph-rsid="00369ffa"/>
    </style:style>
    <style:style style:name="P82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83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84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85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86" style:family="paragraph" style:parent-style-name="Text_20_body">
      <style:text-properties officeooo:rsid="00395a4d" officeooo:paragraph-rsid="00395a4d"/>
    </style:style>
    <style:style style:name="P87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88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89" style:family="paragraph" style:parent-style-name="Text_20_body">
      <style:text-properties officeooo:rsid="003b9899" officeooo:paragraph-rsid="003b9899"/>
    </style:style>
    <style:style style:name="P90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91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92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93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94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95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9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9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98" style:family="paragraph" style:parent-style-name="Text_20_body">
      <style:text-properties officeooo:rsid="00354461" officeooo:paragraph-rsid="00354461"/>
    </style:style>
    <style:style style:name="P99" style:family="paragraph" style:parent-style-name="Text_20_body">
      <style:text-properties officeooo:rsid="004d177b" officeooo:paragraph-rsid="004d177b"/>
    </style:style>
    <style:style style:name="P100" style:family="paragraph" style:parent-style-name="Heading_20_2">
      <style:text-properties officeooo:rsid="00628127" officeooo:paragraph-rsid="00628127"/>
    </style:style>
    <style:style style:name="P101" style:family="paragraph" style:parent-style-name="Text_20_body">
      <style:text-properties officeooo:rsid="00628127" officeooo:paragraph-rsid="00628127"/>
    </style:style>
    <style:style style:name="P102" style:family="paragraph" style:parent-style-name="Text_20_body">
      <style:text-properties officeooo:rsid="004ebd1a" officeooo:paragraph-rsid="004ebd1a"/>
    </style:style>
    <style:style style:name="P103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10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05" style:family="paragraph" style:parent-style-name="Text_20_body">
      <style:text-properties officeooo:rsid="004fe2e3" officeooo:paragraph-rsid="004fe2e3"/>
    </style:style>
    <style:style style:name="P106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107" style:family="paragraph" style:parent-style-name="Text_20_body">
      <style:text-properties officeooo:rsid="0065086a" officeooo:paragraph-rsid="0065086a"/>
    </style:style>
    <style:style style:name="P108" style:family="paragraph" style:parent-style-name="Text_20_body">
      <style:text-properties officeooo:rsid="005000c9" officeooo:paragraph-rsid="005000c9"/>
    </style:style>
    <style:style style:name="P109" style:family="paragraph" style:parent-style-name="Text_20_body">
      <style:text-properties officeooo:rsid="00523761" officeooo:paragraph-rsid="00523761"/>
    </style:style>
    <style:style style:name="P110" style:family="paragraph" style:parent-style-name="Text_20_body">
      <style:text-properties officeooo:rsid="0063bc70" officeooo:paragraph-rsid="0063bc70"/>
    </style:style>
    <style:style style:name="P111" style:family="paragraph" style:parent-style-name="Text_20_body">
      <style:text-properties officeooo:rsid="00524c48" officeooo:paragraph-rsid="00524c48"/>
    </style:style>
    <style:style style:name="P112" style:family="paragraph" style:parent-style-name="Text_20_body">
      <style:paragraph-properties fo:margin-top="0in" fo:margin-bottom="0in" style:contextual-spacing="false"/>
      <style:text-properties officeooo:rsid="0068ef07" officeooo:paragraph-rsid="0068ef07"/>
    </style:style>
    <style:style style:name="P113" style:family="paragraph" style:parent-style-name="Text_20_body">
      <style:paragraph-properties fo:margin-top="0in" fo:margin-bottom="0in" style:contextual-spacing="false"/>
      <style:text-properties officeooo:rsid="0068ef07" officeooo:paragraph-rsid="006d0ff4"/>
    </style:style>
    <style:style style:name="P114" style:family="paragraph" style:parent-style-name="Text_20_body">
      <style:paragraph-properties fo:margin-top="0in" fo:margin-bottom="0in" style:contextual-spacing="false"/>
      <style:text-properties officeooo:rsid="006d0ff4" officeooo:paragraph-rsid="006d0ff4"/>
    </style:style>
    <style:style style:name="P115" style:family="paragraph" style:parent-style-name="Text_20_body">
      <style:paragraph-properties fo:margin-top="0in" fo:margin-bottom="0in" style:contextual-spacing="false"/>
      <style:text-properties officeooo:rsid="006a64bc" officeooo:paragraph-rsid="006a64bc"/>
    </style:style>
    <style:style style:name="P116" style:family="paragraph" style:parent-style-name="Text_20_body">
      <style:text-properties officeooo:rsid="006d0ff4" officeooo:paragraph-rsid="006d0ff4"/>
    </style:style>
    <style:style style:name="P117" style:family="paragraph" style:parent-style-name="Text_20_body">
      <style:text-properties officeooo:rsid="0079fbf7" officeooo:paragraph-rsid="0079fbf7"/>
    </style:style>
    <style:style style:name="P118" style:family="paragraph" style:parent-style-name="Text_20_body">
      <style:text-properties fo:color="#ff0000" loext:opacity="100%" officeooo:rsid="0079fbf7" officeooo:paragraph-rsid="0079fbf7"/>
    </style:style>
    <style:style style:name="P119" style:family="paragraph" style:parent-style-name="Text_20_body">
      <style:text-properties officeooo:rsid="007ae49e" officeooo:paragraph-rsid="007ae49e"/>
    </style:style>
    <style:style style:name="P120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7ae49e" officeooo:paragraph-rsid="007ae49e"/>
    </style:style>
    <style:style style:name="P12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officeooo:rsid="007ae49e" officeooo:paragraph-rsid="007ae49e"/>
    </style:style>
    <style:style style:name="P122" style:family="paragraph" style:parent-style-name="Text_20_body">
      <style:paragraph-properties fo:margin-top="0in" fo:margin-bottom="0.0181in" style:contextual-spacing="false"/>
      <style:text-properties fo:language="en" fo:country="US" fo:font-weight="normal" officeooo:rsid="0081d9d6" officeooo:paragraph-rsid="0081d9d6" style:font-weight-asian="normal" style:font-weight-complex="normal"/>
    </style:style>
    <style:style style:name="P123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24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1d9d6" style:font-weight-asian="normal" style:font-weight-complex="normal"/>
    </style:style>
    <style:style style:name="P12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bba" officeooo:paragraph-rsid="0081dbba" style:font-weight-asian="normal" style:font-weight-complex="normal"/>
    </style:style>
    <style:style style:name="P126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1d9d6" officeooo:paragraph-rsid="0083c351" style:font-weight-asian="normal" style:font-weight-complex="normal"/>
    </style:style>
    <style:style style:name="P127" style:family="paragraph" style:parent-style-name="Text_20_body">
      <style:paragraph-properties fo:margin-top="0in" fo:margin-bottom="0.0181in" style:contextual-spacing="false"/>
      <style:text-properties fo:language="en" fo:country="US" officeooo:rsid="0081d9d6" officeooo:paragraph-rsid="0081d9d6"/>
    </style:style>
    <style:style style:name="P128" style:family="paragraph" style:parent-style-name="Text_20_body">
      <style:paragraph-properties fo:margin-top="0in" fo:margin-bottom="0.0181in" style:contextual-spacing="false"/>
      <style:text-properties fo:language="en" fo:country="US" officeooo:rsid="007c80df" officeooo:paragraph-rsid="007c80df"/>
    </style:style>
    <style:style style:name="P12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fa229" officeooo:paragraph-rsid="007fa229"/>
    </style:style>
    <style:style style:name="P13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fa229" officeooo:paragraph-rsid="007fa229"/>
    </style:style>
    <style:style style:name="P13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c80df" officeooo:paragraph-rsid="007c80df"/>
    </style:style>
    <style:style style:name="P13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c80df" officeooo:paragraph-rsid="007c80df"/>
    </style:style>
    <style:style style:name="P133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3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officeooo:rsid="007d2201" officeooo:paragraph-rsid="007d2201"/>
    </style:style>
    <style:style style:name="P135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officeooo:rsid="007d2201" officeooo:paragraph-rsid="007d2201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bold" officeooo:rsid="007ec937" officeooo:paragraph-rsid="007ec937" style:font-weight-asian="bold" style:font-weight-complex="bold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13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8c39f" officeooo:paragraph-rsid="0088c39f" style:font-weight-asian="normal" style:font-weight-complex="normal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4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4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86fbf5" officeooo:paragraph-rsid="0086fbf5" style:font-weight-asian="normal" style:font-weight-complex="normal"/>
    </style:style>
    <style:style style:name="P143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86fbf5" officeooo:paragraph-rsid="0088c39f" style:font-weight-asian="normal" style:font-weight-complex="normal"/>
    </style:style>
    <style:style style:name="P144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6fbf5" style:font-weight-asian="normal" style:font-weight-complex="normal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fo:language="en" fo:country="US" fo:font-weight="normal" officeooo:rsid="007ec937" officeooo:paragraph-rsid="0088c39f" style:font-weight-asian="normal" style:font-weight-complex="normal"/>
    </style:style>
    <style:style style:name="P147" style:family="paragraph" style:parent-style-name="Text_20_body">
      <style:paragraph-properties fo:margin-top="0in" fo:margin-bottom="0.0181in" style:contextual-spacing="false"/>
      <style:text-properties fo:color="#ff0000" loext:opacity="100%" fo:language="en" fo:country="US" officeooo:rsid="007fa229" officeooo:paragraph-rsid="007fa229"/>
    </style:style>
    <style:style style:name="P148" style:family="paragraph" style:parent-style-name="Text_20_body">
      <style:paragraph-properties fo:margin-top="0in" fo:margin-bottom="0.0181in" style:contextual-spacing="false"/>
      <style:text-properties style:use-window-font-color="true" loext:opacity="0%" fo:language="en" fo:country="US" officeooo:rsid="008d9386" officeooo:paragraph-rsid="008d9386"/>
    </style:style>
    <style:style style:name="P149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d9386"/>
    </style:style>
    <style:style style:name="P150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151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e3073"/>
    </style:style>
    <style:style style:name="P152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d9386" officeooo:paragraph-rsid="008e3073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d9386" officeooo:paragraph-rsid="008d9386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15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8e3073" officeooo:paragraph-rsid="008e3073"/>
    </style:style>
    <style:style style:name="P156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3073" officeooo:paragraph-rsid="008e3073"/>
    </style:style>
    <style:style style:name="P157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04e02" officeooo:paragraph-rsid="00904e02"/>
    </style:style>
    <style:style style:name="P158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style:use-window-font-color="true" loext:opacity="0%" fo:language="en" fo:country="US" officeooo:rsid="00915e63" officeooo:paragraph-rsid="00915e63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904e02" officeooo:paragraph-rsid="00904e02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fo:background-color="transparent"/>
      <style:text-properties style:use-window-font-color="true" loext:opacity="0%" fo:language="en" fo:country="US" officeooo:rsid="008eaafb" officeooo:paragraph-rsid="008eaafb"/>
    </style:style>
    <style:style style:name="P161" style:family="paragraph" style:parent-style-name="Text_20_body">
      <style:text-properties officeooo:paragraph-rsid="009c8d0c"/>
    </style:style>
    <style:style style:name="P162" style:family="paragraph" style:parent-style-name="Text_20_body">
      <style:text-properties officeooo:rsid="0093f4d7" officeooo:paragraph-rsid="0093f4d7"/>
    </style:style>
    <style:style style:name="P163" style:family="paragraph" style:parent-style-name="Text_20_body">
      <style:text-properties officeooo:rsid="0094bfbd" officeooo:paragraph-rsid="00a3c710"/>
    </style:style>
    <style:style style:name="P164" style:family="paragraph" style:parent-style-name="Text_20_body">
      <style:text-properties officeooo:paragraph-rsid="0093f4d7"/>
    </style:style>
    <style:style style:name="P165" style:family="paragraph" style:parent-style-name="Text_20_body">
      <style:paragraph-properties fo:line-height="100%"/>
      <style:text-properties officeooo:rsid="0093f4d7" officeooo:paragraph-rsid="0093f4d7"/>
    </style:style>
    <style:style style:name="P166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167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officeooo:rsid="0094bfbd" officeooo:paragraph-rsid="0094bfbd"/>
    </style:style>
    <style:style style:name="P16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00%" fo:text-indent="0in" style:auto-text-indent="false" fo:background-color="transparent"/>
      <style:text-properties fo:language="en" fo:country="US" officeooo:rsid="009ab6ed" officeooo:paragraph-rsid="009ab6ed"/>
    </style:style>
    <style:style style:name="P169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4bfbd" officeooo:paragraph-rsid="0094bfbd"/>
    </style:style>
    <style:style style:name="P170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00%" fo:text-indent="0in" style:auto-text-indent="false" style:page-number="auto" fo:background-color="transparent"/>
      <style:text-properties officeooo:rsid="00985443" officeooo:paragraph-rsid="00985443"/>
    </style:style>
    <style:style style:name="P171" style:family="paragraph" style:parent-style-name="Text_20_body">
      <style:paragraph-properties fo:margin-top="0in" fo:margin-bottom="0.0181in" style:contextual-spacing="false"/>
      <style:text-properties officeooo:rsid="0093f4d7" officeooo:paragraph-rsid="0093f4d7"/>
    </style:style>
    <style:style style:name="P172" style:family="paragraph" style:parent-style-name="Text_20_body">
      <style:paragraph-properties fo:margin-top="0in" fo:margin-bottom="0.0181in" style:contextual-spacing="false"/>
      <style:text-properties officeooo:rsid="0094bfbd" officeooo:paragraph-rsid="0094bfbd"/>
    </style:style>
    <style:style style:name="P173" style:family="paragraph" style:parent-style-name="Text_20_body">
      <style:paragraph-properties fo:margin-top="0in" fo:margin-bottom="0.0181in" style:contextual-spacing="false"/>
      <style:text-properties officeooo:rsid="0096690d" officeooo:paragraph-rsid="0096690d"/>
    </style:style>
    <style:style style:name="P174" style:family="paragraph" style:parent-style-name="Text_20_body">
      <style:paragraph-properties fo:margin-top="0in" fo:margin-bottom="0.0181in" style:contextual-spacing="false"/>
      <style:text-properties officeooo:rsid="00985443" officeooo:paragraph-rsid="00985443"/>
    </style:style>
    <style:style style:name="P175" style:family="paragraph" style:parent-style-name="Text_20_body">
      <style:paragraph-properties fo:margin-top="0in" fo:margin-bottom="0.0181in" style:contextual-spacing="false"/>
      <style:text-properties officeooo:rsid="009ab6ed" officeooo:paragraph-rsid="009ab6ed"/>
    </style:style>
    <style:style style:name="P176" style:family="paragraph" style:parent-style-name="Text_20_body">
      <style:paragraph-properties fo:margin-top="0in" fo:margin-bottom="0.0181in" style:contextual-spacing="false"/>
      <style:text-properties officeooo:rsid="009c342d" officeooo:paragraph-rsid="009c342d"/>
    </style:style>
    <style:style style:name="P177" style:family="paragraph" style:parent-style-name="Text_20_body">
      <style:paragraph-properties fo:margin-top="0in" fo:margin-bottom="0.0181in" style:contextual-spacing="false"/>
      <style:text-properties officeooo:rsid="009733bd" officeooo:paragraph-rsid="009733bd"/>
    </style:style>
    <style:style style:name="P178" style:family="paragraph" style:parent-style-name="Text_20_body">
      <style:paragraph-properties fo:margin-top="0in" fo:margin-bottom="0.0181in" style:contextual-spacing="false"/>
      <style:text-properties officeooo:rsid="009939a3" officeooo:paragraph-rsid="009939a3"/>
    </style:style>
    <style:style style:name="P179" style:family="paragraph" style:parent-style-name="Text_20_body">
      <style:paragraph-properties fo:margin-top="0in" fo:margin-bottom="0.0181in" style:contextual-spacing="false"/>
      <style:text-properties officeooo:rsid="0094bfbd" officeooo:paragraph-rsid="009939a3"/>
    </style:style>
    <style:style style:name="P180" style:family="paragraph" style:parent-style-name="Text_20_body">
      <style:text-properties officeooo:rsid="00a362af" officeooo:paragraph-rsid="00a362af"/>
    </style:style>
    <style:style style:name="P181" style:family="paragraph" style:parent-style-name="Text_20_body">
      <style:text-properties officeooo:rsid="00a3c710" officeooo:paragraph-rsid="00a3c710"/>
    </style:style>
    <style:style style:name="P182" style:family="paragraph" style:parent-style-name="Text_20_body">
      <style:text-properties fo:color="#ff0000" loext:opacity="100%" officeooo:rsid="00a430cd" officeooo:paragraph-rsid="00a430cd"/>
    </style:style>
    <style:style style:name="T1" style:family="text">
      <style:text-properties officeooo:rsid="007734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9e0eae"/>
    </style:style>
    <style:style style:name="T4" style:family="text">
      <style:text-properties officeooo:rsid="00a00243"/>
    </style:style>
    <style:style style:name="T5" style:family="text">
      <style:text-properties fo:font-weight="normal" officeooo:rsid="00a00243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bb3a"/>
    </style:style>
    <style:style style:name="T8" style:family="text">
      <style:text-properties officeooo:rsid="007044c2"/>
    </style:style>
    <style:style style:name="T9" style:family="text">
      <style:text-properties officeooo:rsid="001f64dd"/>
    </style:style>
    <style:style style:name="T10" style:family="text">
      <style:text-properties officeooo:rsid="002048f1"/>
    </style:style>
    <style:style style:name="T11" style:family="text">
      <style:text-properties officeooo:rsid="0020ccf2"/>
    </style:style>
    <style:style style:name="T12" style:family="text">
      <style:text-properties officeooo:rsid="002279b1"/>
    </style:style>
    <style:style style:name="T13" style:family="text">
      <style:text-properties officeooo:rsid="00251b4c"/>
    </style:style>
    <style:style style:name="T14" style:family="text">
      <style:text-properties officeooo:rsid="002ac288"/>
    </style:style>
    <style:style style:name="T15" style:family="text">
      <style:text-properties officeooo:rsid="0017015b"/>
    </style:style>
    <style:style style:name="T16" style:family="text">
      <style:text-properties fo:font-weight="bold" officeooo:rsid="0048b2bd" style:font-weight-asian="bold" style:font-weight-complex="bold"/>
    </style:style>
    <style:style style:name="T17" style:family="text">
      <style:text-properties officeooo:rsid="0048b2bd"/>
    </style:style>
    <style:style style:name="T18" style:family="text">
      <style:text-properties officeooo:rsid="001352b6"/>
    </style:style>
    <style:style style:name="T19" style:family="text">
      <style:text-properties officeooo:rsid="0054733e"/>
    </style:style>
    <style:style style:name="T20" style:family="text">
      <style:text-properties officeooo:rsid="0057d9cb"/>
    </style:style>
    <style:style style:name="T21" style:family="text">
      <style:text-properties fo:font-weight="bold" officeooo:rsid="0057d9cb" style:font-weight-asian="bold" style:font-weight-complex="bold"/>
    </style:style>
    <style:style style:name="T22" style:family="text">
      <style:text-properties officeooo:rsid="00598b1f"/>
    </style:style>
    <style:style style:name="T23" style:family="text">
      <style:text-properties fo:font-weight="bold" officeooo:rsid="00598b1f" style:font-weight-asian="bold" style:font-weight-complex="bold"/>
    </style:style>
    <style:style style:name="T24" style:family="text">
      <style:text-properties officeooo:rsid="0058e9cb"/>
    </style:style>
    <style:style style:name="T25" style:family="text">
      <style:text-properties officeooo:rsid="005c8684"/>
    </style:style>
    <style:style style:name="T26" style:family="text">
      <style:text-properties officeooo:rsid="005eb369"/>
    </style:style>
    <style:style style:name="T27" style:family="text">
      <style:text-properties officeooo:rsid="0042db3d"/>
    </style:style>
    <style:style style:name="T28" style:family="text">
      <style:text-properties officeooo:rsid="003c037c"/>
    </style:style>
    <style:style style:name="T29" style:family="text">
      <style:text-properties officeooo:rsid="00369ffa"/>
    </style:style>
    <style:style style:name="T30" style:family="text">
      <style:text-properties officeooo:rsid="00354461"/>
    </style:style>
    <style:style style:name="T31" style:family="text">
      <style:text-properties officeooo:rsid="0040a430"/>
    </style:style>
    <style:style style:name="T32" style:family="text">
      <style:text-properties officeooo:rsid="0041e916"/>
    </style:style>
    <style:style style:name="T33" style:family="text">
      <style:text-properties officeooo:rsid="0037ad9a"/>
    </style:style>
    <style:style style:name="T34" style:family="text">
      <style:text-properties officeooo:rsid="003ae943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officeooo:rsid="0039eda6"/>
    </style:style>
    <style:style style:name="T37" style:family="text">
      <style:text-properties officeooo:rsid="003b9899"/>
    </style:style>
    <style:style style:name="T38" style:family="text">
      <style:text-properties officeooo:rsid="00620709"/>
    </style:style>
    <style:style style:name="T39" style:family="text">
      <style:text-properties officeooo:rsid="004574aa"/>
    </style:style>
    <style:style style:name="T40" style:family="text">
      <style:text-properties officeooo:rsid="003cc600"/>
    </style:style>
    <style:style style:name="T41" style:family="text">
      <style:text-properties officeooo:rsid="004f1c3f"/>
    </style:style>
    <style:style style:name="T42" style:family="text">
      <style:text-properties fo:color="#c9211e" loext:opacity="100%" fo:font-weight="bold" officeooo:rsid="0050723e" style:font-weight-asian="bold" style:font-weight-complex="bold"/>
    </style:style>
    <style:style style:name="T43" style:family="text">
      <style:text-properties officeooo:rsid="00523761"/>
    </style:style>
    <style:style style:name="T44" style:family="text">
      <style:text-properties officeooo:rsid="005000c9"/>
    </style:style>
    <style:style style:name="T45" style:family="text">
      <style:text-properties fo:font-weight="bold" officeooo:rsid="006d0ff4" style:font-weight-asian="bold" style:font-weight-complex="bold"/>
    </style:style>
    <style:style style:name="T46" style:family="text">
      <style:text-properties fo:font-weight="normal" officeooo:rsid="006d0ff4" style:font-weight-asian="normal" style:font-weight-complex="normal"/>
    </style:style>
    <style:style style:name="T47" style:family="text">
      <style:text-properties officeooo:rsid="0068ef07"/>
    </style:style>
    <style:style style:name="T48" style:family="text">
      <style:text-properties fo:font-weight="normal" officeooo:rsid="0068ef07" style:font-weight-asian="normal" style:font-weight-complex="normal"/>
    </style:style>
    <style:style style:name="T49" style:family="text">
      <style:text-properties officeooo:rsid="006d0ff4"/>
    </style:style>
    <style:style style:name="T50" style:family="text">
      <style:text-properties officeooo:rsid="006b92e7"/>
    </style:style>
    <style:style style:name="T51" style:family="text">
      <style:text-properties fo:font-weight="normal" officeooo:rsid="006b92e7" style:font-weight-asian="normal" style:font-weight-complex="normal"/>
    </style:style>
    <style:style style:name="T52" style:family="text">
      <style:text-properties fo:font-weight="bold" officeooo:rsid="006b92e7" style:font-weight-asian="bold" style:font-weight-complex="bold"/>
    </style:style>
    <style:style style:name="T53" style:family="text">
      <style:text-properties officeooo:rsid="007d2201"/>
    </style:style>
    <style:style style:name="T54" style:family="text">
      <style:text-properties officeooo:rsid="0081dbba"/>
    </style:style>
    <style:style style:name="T55" style:family="text">
      <style:text-properties officeooo:rsid="00857777"/>
    </style:style>
    <style:style style:name="T56" style:family="text">
      <style:text-properties officeooo:rsid="007fa229"/>
    </style:style>
    <style:style style:name="T57" style:family="text">
      <style:text-properties officeooo:rsid="008bdd83"/>
    </style:style>
    <style:style style:name="T58" style:family="text">
      <style:text-properties fo:font-weight="bold" officeooo:rsid="00857777" style:font-weight-asian="bold" style:font-weight-complex="bold"/>
    </style:style>
    <style:style style:name="T59" style:family="text">
      <style:text-properties officeooo:rsid="0088c39f"/>
    </style:style>
    <style:style style:name="T60" style:family="text">
      <style:text-properties officeooo:rsid="008a77b7"/>
    </style:style>
    <style:style style:name="T61" style:family="text">
      <style:text-properties officeooo:rsid="008e3073"/>
    </style:style>
    <style:style style:name="T62" style:family="text">
      <style:text-properties fo:font-weight="bold" officeooo:rsid="008d9386" style:font-weight-asian="bold" style:font-weight-complex="bold"/>
    </style:style>
    <style:style style:name="T63" style:family="text">
      <style:text-properties officeooo:rsid="008d9386"/>
    </style:style>
    <style:style style:name="T64" style:family="text">
      <style:text-properties fo:font-weight="bold" officeooo:rsid="00915e63" style:font-weight-asian="bold" style:font-weight-complex="bold"/>
    </style:style>
    <style:style style:name="T65" style:family="text">
      <style:text-properties officeooo:rsid="00929ab4"/>
    </style:style>
    <style:style style:name="T66" style:family="text">
      <style:text-properties officeooo:rsid="00a3c710"/>
    </style:style>
    <style:style style:name="T67" style:family="text">
      <style:text-properties officeooo:rsid="0093f4d7"/>
    </style:style>
    <style:style style:name="T68" style:family="text">
      <style:text-properties officeooo:rsid="009733bd"/>
    </style:style>
    <style:style style:name="T69" style:family="text">
      <style:text-properties fo:font-weight="bold" officeooo:rsid="009733bd" style:font-weight-asian="bold" style:font-weight-complex="bold"/>
    </style:style>
    <style:style style:name="T70" style:family="text">
      <style:text-properties fo:color="#ff0000" loext:opacity="100%"/>
    </style:style>
    <style:style style:name="T71" style:family="text">
      <style:text-properties fo:font-weight="bold" officeooo:rsid="009c8d0c" style:font-weight-asian="bold" style:font-weight-complex="bold"/>
    </style:style>
    <style:style style:name="T72" style:family="text">
      <style:text-properties officeooo:rsid="009c8d0c"/>
    </style:style>
    <style:style style:name="T73" style:family="text">
      <style:text-properties officeooo:rsid="00a4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1">sys.arsv[1] – a list of arguments, [0] is a name of .py file</text:p>
      <text:p text:style-name="P2"/>
      <text:p text:style-name="P2">context manager???</text:p>
      <text:p text:style-name="P3">type bytes – <text:span text:style-name="T1">wtf and how to use</text:span></text:p>
      <text:p text:style-name="P4">copy.copy(), copy.deepcopy()</text:p>
      <text:p text:style-name="P5"/>
      <text:p text:style-name="P5">__method__() is called <text:span text:style-name="T2">special method</text:span>. Constructors, operators(C++-like) etc. are implemented as special methods.</text:p>
      <text:p text:style-name="P5"><text:a xlink:type="simple" xlink:href="https://docs.python.org/3/reference/datamodel.html#special-method-names" text:style-name="Internet_20_link" text:visited-style-name="Visited_20_Internet_20_Link">https://docs.python.org/3/reference/datamodel.html#special-method-names</text:a></text:p>
      <text:p text:style-name="P6"/>
      <text:h text:style-name="P7" text:outline-level="1">Data structures</text:h>
      <text:p text:style-name="P8">[1, 2, 3] – list</text:p>
      <text:p text:style-name="P9">(1, 2, 3) – tuple, <text:span text:style-name="T2">immutable</text:span> ordered list.</text:p>
      <text:p text:style-name="P10">Unpack tuple:</text:p>
      <text:p text:style-name="P11">t = (1, 2, 3)</text:p>
      <text:p text:style-name="P12">x, y, z = t <text:span text:style-name="T3"># x=1, y=2, z=3</text:span></text:p>
      <text:p text:style-name="P13"/>
      <text:p text:style-name="P14">{‘x’: 1, ‘y’: 2} – dictionary, key-value pair.</text:p>
      <text:p text:style-name="P15">Access values: d[‘x’]</text:p>
      <text:p text:style-name="P16">Delete pair: del d[‘x’]</text:p>
      <text:p text:style-name="P16">Check if key exists: ‘x’ in d, ‘x’ not in d</text:p>
      <text:p text:style-name="P16"><text:span text:style-name="T4">Iterate: for k, v in d.items()</text:span></text:p>
      <text:p text:style-name="P17"/>
      <text:p text:style-name="P17">{1, 2, 3} – set.</text:p>
      <text:p text:style-name="P18"><text:span text:style-name="T5">Check if </text:span><text:span text:style-name="T6">contains value:</text:span> v in s, <text:span text:style-name="T7">v not i</text:span><text:span text:style-name="T8">n</text:span><text:span text:style-name="T7"> s</text:span></text:p>
      <text:p text:style-name="P19"/>
      <text:h text:style-name="P20" text:outline-level="1">Class bytes</text:h>
      <text:p text:style-name="P21">Read more??</text:p>
      <text:h text:style-name="Heading_20_1" text:outline-level="1">Format string</text:h>
      <text:p text:style-name="P22">“<text:span text:style-name="T9">arg</text:span><text:span text:style-name="T10">s</text:span><text:span text:style-name="T9"> {} {}</text:span>”.<text:span text:style-name="T9">format(1, 2)</text:span></text:p>
      <text:p text:style-name="P23">“<text:span text:style-name="T9">arg</text:span><text:span text:style-name="T10">s</text:span><text:span text:style-name="T9"> {0} {1}</text:span>”.<text:span text:style-name="T9">format(1, 2)</text:span></text:p>
      <text:p text:style-name="P23">“<text:span text:style-name="T10">args {a} {b}”.format(a=1, b=2)</text:span></text:p>
      <text:p text:style-name="P23">“<text:span text:style-name="T11">args </text:span><text:span text:style-name="T12">{0[a]} {1[b]}</text:span>”.<text:span text:style-name="T12">format({‘a’: 1}, {‘b’: 2})</text:span></text:p>
      <text:p text:style-name="P24"><text:span text:style-name="T2">spec. format of args:</text:span> “arg {a:&lt;spec. of argument’s format&gt;}”</text:p>
      <text:p text:style-name="P24">{:3d} – reserve 3 positions for int: 1 → “ <text:s/>1” but 1000 → “ 1000”</text:p>
      <text:p text:style-name="P24">{:.3f} – 3 decimal digits: 0.1234 → “0.123”</text:p>
      <text:p text:style-name="P24">{:2.3f} – 2 positions for int part(like 2d <text:span text:style-name="T13">but without leading spaces</text:span>) and limit 3 for decimal(like .3f)</text:p>
      <text:p text:style-name="P25"/>
      <text:p text:style-name="P25"><text:span text:style-name="T2">Simpler form</text:span>: <text:span text:style-name="T2">f</text:span>”Some text {variable_1} other text {variable_2}”, <text:s/>- variable_1 and variable_2 are substituted to appropriate places.</text:p>
      <text:p text:style-name="P23"><text:soft-page-break/></text:p>
      <text:h text:style-name="Heading_20_1" text:outline-level="1">Useful <text:span text:style-name="T14">syntax</text:span></text:h>
      <text:p text:style-name="P26">Access global var i inside function f()</text:p>
      <text:p text:style-name="P27">def f(): <text:span text:style-name="T2">global</text:span> i, j, ...</text:p>
      <text:p text:style-name="P22"/>
      <text:p text:style-name="P28"><text:span text:style-name="T6">Pass array items as positional args:</text:span></text:p>
      <text:p text:style-name="P29">def f(a, b, c): …</text:p>
      <text:p text:style-name="P30">args = [1, 2, 3]</text:p>
      <text:p text:style-name="P30">f(<text:span text:style-name="T2">*args</text:span>) same as f(args[0], args[1], args[2])</text:p>
      <text:p text:style-name="P28"/>
      <text:p text:style-name="P31">Pass dict as kw-args:</text:p>
      <text:p text:style-name="P32">def f(*, a, b): …</text:p>
      <text:p text:style-name="P33">args = {‘a’: 1, ‘b’: 2}</text:p>
      <text:p text:style-name="P33">f(<text:span text:style-name="T2">**args</text:span>) same as f(a = args[‘a’], b=args[‘b’])</text:p>
      <text:p text:style-name="P34"/>
      <text:p text:style-name="P35">Declare array of certain length</text:p>
      <text:p text:style-name="P36">a = [value_for_filling] * desired_length</text:p>
      <text:p text:style-name="P37"/>
      <text:p text:style-name="P38"/>
      <text:h text:style-name="P39" text:outline-level="1">Raise/catch exceptions</text:h>
      <text:p text:style-name="P40"><text:span text:style-name="T15">t</text:span>ry:</text:p>
      <text:p text:style-name="P40"><text:tab/>raise SomeException</text:p>
      <text:p text:style-name="P41">except SomeException: …</text:p>
      <text:p text:style-name="P41">except OtherException as e: …</text:p>
      <text:p text:style-name="P40">except: …</text:p>
      <text:p text:style-name="P42">else: “executed if there is no error”</text:p>
      <text:p text:style-name="P42">finally: “break, continue, return will suppress exception”</text:p>
      <text:h text:style-name="P43" text:outline-level="1">Generics</text:h>
      <text:p text:style-name="P44">????</text:p>
      <text:h text:style-name="P45" text:outline-level="1">Regular expressions</text:h>
      <text:p text:style-name="P46"><text:a xlink:type="simple" xlink:href="https://docs.python.org/3/library/re.html" text:style-name="Internet_20_link" text:visited-style-name="Visited_20_Internet_20_Link">https://docs.python.org/3/library/re.html</text:a></text:p>
      <text:p text:style-name="P46">Very similar to java’s.</text:p>
      <text:p text:style-name="P46">import re</text:p>
      <text:p text:style-name="P46">pattern = r“\d” # <text:span text:style-name="T2">r”” – allows to omit \\</text:span></text:p>
      <text:p text:style-name="P46"><text:soft-page-break/>match = re.match(pattern, ...)</text:p>
      <text:p text:style-name="P46">if match in not None:</text:p>
      <text:p text:style-name="P46"><text:tab/>match.group(…)</text:p>
      <text:p text:style-name="P46"><text:span text:style-name="T2"/></text:p>
      <text:p text:style-name="P46"><text:span text:style-name="T2">Different than in java</text:span>:</text:p>
      <text:p text:style-name="P46">- named capturing group is (?P&lt;name&gt;)</text:p>
      <text:h text:style-name="Heading_20_1" text:outline-level="1">Method/function overloading</text:h>
      <text:p text:style-name="P47">Use <text:span text:style-name="T2">multipledispatch</text:span> libarary: pip install multipledispatch</text:p>
      <text:p text:style-name="P47">Put over overloaded method/function: @dispatch(int, float), - no need to declare type for self in case method.</text:p>
      <text:p text:style-name="P47">There is build-in annotation <text:span text:style-name="T2">@typing.overload </text:span><text:span text:style-name="T6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48">There are build-in <text:span text:style-name="T16">@</text:span><text:span text:style-name="T2">functools.singledispatch</text:span> <text:span text:style-name="T17">and </text:span><text:span text:style-name="T16">@</text:span><text:span text:style-name="T2">functools.singledispatchmethod</text:span> – <text:span text:style-name="T17">don’t use them. They take into account a type only of the first argument. First you need to annotate ‘generic function’:</text:span></text:p>
      <text:p text:style-name="P49">@singledispatch</text:p>
      <text:p text:style-name="P50">def <text:span text:style-name="T17">my_</text:span>fun(arg<text:span text:style-name="T17">): …</text:span></text:p>
      <text:p text:style-name="P51">Then, ‘register’ it’s overloaded typed implementations:</text:p>
      <text:p text:style-name="P52">@my_fun.register</text:p>
      <text:p text:style-name="P53">def any_name_here(arg: int): ...</text:p>
      <text:h text:style-name="Heading_20_1" text:outline-level="1">Operations with paths(in file system)</text:h>
      <text:p text:style-name="P54">Get file/folder name: os.path.basename(“…..”) → str</text:p>
      <text:p text:style-name="P55">Get parent folder of a file: os.path.dirname(“usr/home/file.bin”) → “usr/home”</text:p>
      <text:p text:style-name="P56">Combine path using correct separators: os.path.join(“<text:span text:style-name="T18">usr/home”, “</text:span>file.bin<text:span text:style-name="T18">”</text:span>) → “usr/home/file.bin”</text:p>
      <text:p text:style-name="P54">Get filename and extention: os.path.splitext(“hello.txt”) → (“hello”, “.txt”)</text:p>
      <text:p text:style-name="P54"/>
      <text:h text:style-name="P57" text:outline-level="1">Making own package</text:h>
      <text:p text:style-name="P58">Package is folder with __init__.py, .py-files(call it modules), other files and sub-packages(same structure).</text:p>
      <text:p text:style-name="P59">Distributable package consists at least of 2 folders: “yourname”(with code) and “yourname-1.9.9.dist-info”(with metadata). <text:span text:style-name="T19">It also may contain .pyd-files and other.</text:span></text:p>
      <text:p text:style-name="P60">Wheel is distributable package placed in a single file.</text:p>
      <text:p text:style-name="P61"><text:soft-page-break/>What is sdist?? Some other “multi-file” format??</text:p>
      <text:p text:style-name="P62">Earlier, distr. packs. and wheels were created with several tools: setuptools, distutils, poetry, etc.</text:p>
      <text:p text:style-name="P62">Now they desided to have standard “pyproject.toml” <text:span text:style-name="T20">with all info about package </text:span><text:span text:style-name="T21">including a tool for package creation</text:span><text:span text:style-name="T20">. Then “pip install .” is invoked, pip reads pyproject.tom and uses specified tools to do the job.</text:span></text:p>
      <text:p text:style-name="P63">Config. that uses setuptools and wheel to build:</text:p>
      <text:p text:style-name="P64">[build-system]</text:p>
      <text:p text:style-name="P65">requires = [</text:p>
      <text:p text:style-name="P65"><text:s text:c="4"/>"setuptools&gt;=42",</text:p>
      <text:p text:style-name="P65"><text:s text:c="4"/>"wheel",</text:p>
      <text:p text:style-name="P65"><text:s text:c="4"/>"numpy&gt;=2.0.0",</text:p>
      <text:p text:style-name="P65">]</text:p>
      <text:p text:style-name="P65">build-backend = "setuptools.build_meta"</text:p>
      <text:h text:style-name="Heading_20_2" text:outline-level="2">Use-cases</text:h>
      <text:p text:style-name="P66"><text:span text:style-name="T2">Build and install dist. package</text:span> to site-packages(or current virt. env.): pip install .</text:p>
      <text:p text:style-name="P67">To specific folder<text:span text:style-name="T22">(</text:span><text:span text:style-name="T23">current + dependencies</text:span><text:span text:style-name="T22">)</text:span>: pip install --<text:span text:style-name="T22">target</text:span> target/folder .</text:p>
      <text:p text:style-name="P68">To specific folder(only current, NO dependencies): <text:span text:style-name="T24">pip install --</text:span>target<text:span text:style-name="T24"> </text:span><text:span text:style-name="T25">res</text:span><text:span text:style-name="T24">/folder --</text:span>no-deps <text:span text:style-name="T24">.</text:span></text:p>
      <text:p text:style-name="P69"/>
      <text:p text:style-name="P70"><text:span text:style-name="T2">Build a wheel</text:span>: pip wheel .</text:p>
      <text:p text:style-name="P71">To specific folder(<text:span text:style-name="T22">only current, NO dependencies</text:span>): pip wheel --wheel-dir res/folder --no-deps .</text:p>
      <text:p text:style-name="P70"/>
      <text:p text:style-name="P72"><text:span text:style-name="T2">Install package from wheel-file</text:span>: pip install yourname-version-etc.whl</text:p>
      <text:p text:style-name="P66"/>
      <text:h text:style-name="Heading_20_1" text:outline-level="1">Invoke C++ code(using SWIG)</text:h>
      <text:p text:style-name="P73">Prepare interface file(for example mylib.i)</text:p>
      <text:p text:style-name="P74">// define name of a module</text:p>
      <text:p text:style-name="P74">%module <text:span text:style-name="T2">mylib</text:span></text:p>
      <text:p text:style-name="P74">// this will be included in <text:span text:style-name="T26">generated </text:span>wrapper’<text:span text:style-name="T26">s sources </text:span><text:s/>“as is”, <text:span text:style-name="T2">add here whatever is needed for wrapper compilation</text:span></text:p>
      <text:p text:style-name="P74">%{</text:p>
      <text:p text:style-name="P74">#include "library.h"</text:p>
      <text:p text:style-name="P74">#include "vector.h"</text:p>
      <text:p text:style-name="P74">%}</text:p>
      <text:p text:style-name="P74">// all in headers will be exposed - the easiest way to define what will be exposed to python</text:p>
      <text:p text:style-name="P74">%include library.h</text:p>
      <text:p text:style-name="P74">%include vector.h</text:p>
      <text:p text:style-name="P74">// <text:span text:style-name="T27">to interpret int8_t, uint32_t types correctly</text:span></text:p>
      <text:p text:style-name="P75"><text:soft-page-break/>%<text:span text:style-name="T27">include stdint.i</text:span></text:p>
      <text:p text:style-name="P74">// <text:span text:style-name="T28">also may define what to expose in this way</text:span></text:p>
      <text:p text:style-name="P74">int foo;</text:p>
      <text:p text:style-name="P74">int <text:span text:style-name="T28">some_method</text:span>(int x);</text:p>
      <text:p text:style-name="P74"/>
      <text:p text:style-name="P76">Run SWIG</text:p>
      <text:p text:style-name="P77">swig -c++ -python -ID:\project\<text:span text:style-name="T29">src</text:span> -<text:span text:style-name="T30">o </text:span>mylib_wrap.cxx<text:span text:style-name="T30"> </text:span>-outdir ..\src\native mylib.i</text:p>
      <text:p text:style-name="P78">-<text:span text:style-name="T29">c++ - use if code in C++, not needed for C</text:span></text:p>
      <text:p text:style-name="P78">-<text:span text:style-name="T29">python – target language</text:span></text:p>
      <text:p text:style-name="P79">-ID:\project\<text:span text:style-name="T29">src – folder with sources; needed when mylib.i placed separately from sources</text:span></text:p>
      <text:p text:style-name="P80">-<text:span text:style-name="T29">o </text:span>mylib_wrap.cxx<text:span text:style-name="T29"> – </text:span><text:span text:style-name="T31">file(path)</text:span><text:span text:style-name="T29"> for c++ wrapper code; optional, </text:span><text:span text:style-name="T32">there is a default naming strategy</text:span></text:p>
      <text:p text:style-name="P79">..\src\native – <text:span text:style-name="T29">folder for python wrapper code</text:span></text:p>
      <text:p text:style-name="P81"/>
      <text:p text:style-name="P82">Prepare setup.py for building shared library(.pyd <text:span text:style-name="T33">file</text:span>)</text:p>
      <text:p text:style-name="P78">from setuptools import Extension, setup</text:p>
      <text:p text:style-name="P78">mylib_module = Extension(</text:p>
      <text:p text:style-name="P83"># notice _, <text:span text:style-name="T34">string of how it will be imported</text:span></text:p>
      <text:p text:style-name="P78"><text:s text:c="4"/>name="<text:span text:style-name="T35">_mylib</text:span>",</text:p>
      <text:p text:style-name="P84"><text:s text:c="4"/>sources=[r"mylib_wrap.cxx", r"D:\project\<text:span text:style-name="T29">src</text:span>\vector.cpp", r"D:\project\<text:span text:style-name="T29">src</text:span>\library.cpp"],</text:p>
      <text:p text:style-name="P83"># folders with headers</text:p>
      <text:p text:style-name="P84"><text:s text:c="4"/>include_dirs=[r"D:\project\<text:span text:style-name="T29">src</text:span>"])</text:p>
      <text:p text:style-name="P78">setup(ext_modules=[mylib_module])</text:p>
      <text:p text:style-name="P78"/>
      <text:p text:style-name="P85">Create shared library</text:p>
      <text:p text:style-name="P86">python setup.py build_ext –build-lib=..\src\native</text:p>
      <text:p text:style-name="P87">–build-lib=..\src\native – folder for .pyd file, should be near mylib.py</text:p>
      <text:p text:style-name="P87">--build-temp<text:span text:style-name="T36">=. - folder for temp. files(will be created while building)</text:span></text:p>
      <text:p text:style-name="P88"/>
      <text:p text:style-name="P88">Use in <text:span text:style-name="T37">code</text:span></text:p>
      <text:p text:style-name="P89">mylib.some_method()</text:p>
      <text:p text:style-name="P90">Pointer to primitive(int *) as func. arg.</text:p>
      <text:p text:style-name="P91"><text:span text:style-name="T38">Ch. 9 here: </text:span>https://www.swig.org/Doc1.3/SWIGDocumentation.html#SWIG_nn16</text:p>
      <text:p text:style-name="P92"/>
      <text:p text:style-name="P93">Possible problems</text:p>
      <text:p text:style-name="P94">C++ compiler may modify method names in shared lib.(called name mangling on decoration). <text:span text:style-name="T39">This </text:span><text:soft-page-break/><text:span text:style-name="T39">should not happen(because of wrapper) but here is possible solution:</text:span></text:p>
      <text:p text:style-name="P94"><text:span text:style-name="T40">Write extern "C" before method </text:span><text:span text:style-name="T39">declaration</text:span><text:span text:style-name="T40">: extern "C" int method();</text:span></text:p>
      <text:p text:style-name="P94"/>
      <text:p text:style-name="P95">Wrong compiler may be used by setuptools – create file setup.cfg with:</text:p>
      <text:p text:style-name="P96">[build_ext]</text:p>
      <text:p text:style-name="P97">compiler=mingw32</text:p>
      <text:p text:style-name="P95">to use GCC on Windows (for example), there are other options.</text:p>
      <text:p text:style-name="P92"/>
      <text:p text:style-name="P92">Other SWIG options</text:p>
      <text:p text:style-name="P98">swig -help</text:p>
      <text:p text:style-name="P98"/>
      <text:h text:style-name="Heading_20_1" text:outline-level="1">Package managers</text:h>
      <text:p text:style-name="P99">pip – very basic, just downloads modules <text:span text:style-name="T35">destination??</text:span>, does not create virtual environments</text:p>
      <text:p text:style-name="P99">venv – standard python module (previously separate virtualenv.exe), enables virtual environments, <text:span text:style-name="T35">create file with dependencies??</text:span></text:p>
      <text:p text:style-name="P99">pipenv – most advanced, creates virtual envs., files with listed dependencies</text:p>
      <text:h text:style-name="P100" text:outline-level="2">pip</text:h>
      <text:p text:style-name="P101">List installed packages: pip freeze</text:p>
      <text:p text:style-name="P101">Create “requirements.txt”: pip freeze &gt; <text:s/>requirements.txt</text:p>
      <text:h text:style-name="Heading_20_2" text:outline-level="2">venv</text:h>
      <text:p text:style-name="P102">Create environment(in venv dir. inside your proj.): python -m venv /your-proj-dir/venv</text:p>
      <text:p text:style-name="P102">Use python and pip from venv/bin – they are already “<text:span text:style-name="T2">tuned</text:span>” to use/add modules from your venv dir. <text:span text:style-name="T41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103">Put project under pipenv: pipenv lock <text:span text:style-name="T42">or pipenv install?? both work, what is the difference??</text:span></text:p>
      <text:p text:style-name="P104">This creates “Pipfile” and “Pipfile.lock” – <text:span text:style-name="T43">keep both under git.</text:span></text:p>
      <text:p text:style-name="P105">Add package: pipenv install numpy</text:p>
      <text:p text:style-name="P106">Sources are put to C:\Users\{user name}\.virtualenvs\{name of env.(with rand. leters ending)}</text:p>
      <text:p text:style-name="P107">Activate venv(further commands are executed by “tuned” interpreter): pipenv shell</text:p>
      <text:p text:style-name="P108">Remove pack.: pipenv uninstall numpy</text:p>
      <text:p text:style-name="P109"><text:soft-page-break/>Capture current versions of dependencies: pipenv lock</text:p>
      <text:p text:style-name="P108">Pull necessary packs after proj. cloning: pipenv install</text:p>
      <text:p text:style-name="P110">List dependency graph: pipenv graph</text:p>
      <text:p text:style-name="P111">Remove env.: pipenv --rm</text:p>
      <text:p text:style-name="P105">Get location of environment(where all dependencies are put): pipenv –<text:span text:style-name="T44">venv</text:span></text:p>
      <text:p text:style-name="P108">Get location of “<text:span text:style-name="T2">tuned</text:span>” interpreter: pip –py</text:p>
      <text:p text:style-name="P108"/>
      <text:h text:style-name="Heading_20_1" text:outline-level="1">PyUnit(unittest)</text:h>
      <text:p text:style-name="P112"><text:a xlink:type="simple" xlink:href="https://docs.python.org/3/library/unittest.html" text:style-name="Internet_20_link" text:visited-style-name="Visited_20_Internet_20_Link">https://docs.python.org/3/library/unittest.html</text:a></text:p>
      <text:p text:style-name="P112">Goes already with python.</text:p>
      <text:p text:style-name="P112">import unittest</text:p>
      <text:p text:style-name="P112"/>
      <text:p text:style-name="P112">class MyTestCase(unittest.TestCase):</text:p>
      <text:p text:style-name="P112"/>
      <text:p text:style-name="P112"><text:s text:c="4"/>def <text:span text:style-name="T2">setUp</text:span>(self): <text:span text:style-name="T6"># this is invoked before </text:span><text:span text:style-name="T2">each</text:span><text:span text:style-name="T6"> test</text:span></text:p>
      <text:p text:style-name="P112"><text:s text:c="8"/>pass</text:p>
      <text:p text:style-name="P112"/>
      <text:p text:style-name="P112"><text:s text:c="4"/>def <text:span text:style-name="T2">tearDown</text:span>(self): <text:span text:style-name="T6"># this is invoked after </text:span><text:span text:style-name="T2">each</text:span><text:span text:style-name="T6"> test</text:span></text:p>
      <text:p text:style-name="P112"><text:s text:c="8"/>pass</text:p>
      <text:p text:style-name="P112"/>
      <text:p text:style-name="P112"><text:s text:c="4"/>@classmethod</text:p>
      <text:p text:style-name="P113"><text:s text:c="4"/>def <text:span text:style-name="T2">setUpClass</text:span>(cls): <text:span text:style-name="T6"># this is invoked before </text:span><text:span text:style-name="T45">all</text:span><text:span text:style-name="T6"> test</text:span><text:span text:style-name="T46">s</text:span></text:p>
      <text:p text:style-name="P114"><text:span text:style-name="T47"><text:s text:c="8"/></text:span>pass</text:p>
      <text:p text:style-name="P114"/>
      <text:p text:style-name="P114"><text:span text:style-name="T47"><text:s text:c="4"/></text:span>@classmethod</text:p>
      <text:p text:style-name="P114"><text:span text:style-name="T47"><text:s text:c="4"/></text:span>def <text:span text:style-name="T2">tearDownClass</text:span>(cls): <text:span text:style-name="T48"># this is invoked after </text:span><text:span text:style-name="T2">all</text:span><text:span text:style-name="T48"> test</text:span><text:span text:style-name="T6">s</text:span></text:p>
      <text:p text:style-name="P114"><text:span text:style-name="T47"><text:s text:c="8"/></text:span>pass</text:p>
      <text:p text:style-name="P114"/>
      <text:p text:style-name="P112"><text:s text:c="4"/>def <text:span text:style-name="T2">test</text:span>A(self): <text:span text:style-name="T6"># name of test-method should begin with “test”</text:span></text:p>
      <text:p text:style-name="P112"><text:s text:c="8"/>pass</text:p>
      <text:p text:style-name="P112"/>
      <text:p text:style-name="P112"><text:s text:c="4"/>def <text:span text:style-name="T2">test</text:span>_B(self): <text:span text:style-name="T6"># name of test-method should begin with “test”</text:span></text:p>
      <text:p text:style-name="P112"><text:s text:c="8"/>pass</text:p>
      <text:p text:style-name="P112"/>
      <text:p text:style-name="P115">Asserts are inherited from unittests.TestCase – do self.assertEqual(…) <text:span text:style-name="T49">inside test-methods</text:span></text:p>
      <text:p text:style-name="P115"/>
      <text:p text:style-name="P115">@unittest.<text:span text:style-name="T2">skip</text:span>("<text:span text:style-name="T50">reason why</text:span>") <text:span text:style-name="T51"># skip all test-class</text:span></text:p>
      <text:p text:style-name="P115">class MyTestCase(unittest.TestCase):</text:p>
      <text:p text:style-name="P115"><text:soft-page-break/></text:p>
      <text:p text:style-name="P115"><text:s text:c="4"/><text:span text:style-name="T50">@unittest.</text:span><text:span text:style-name="T52">skip</text:span><text:span text:style-name="T50">(“reason why”) </text:span><text:span text:style-name="T51"># skip just test-method</text:span></text:p>
      <text:p text:style-name="P115"><text:s text:c="4"/>def test_<text:span text:style-name="T50">A</text:span>(self):</text:p>
      <text:p text:style-name="P115"><text:s text:c="8"/>pass</text:p>
      <text:p text:style-name="P115"/>
      <text:p text:style-name="P114">It is possible to skip conditionally.</text:p>
      <text:p text:style-name="P114">Framework also has test-suites.</text:p>
      <text:p text:style-name="P116"/>
      <text:h text:style-name="Heading_20_2" text:outline-level="2">Mocking</text:h>
      <text:p text:style-name="P117">Import unittest.mock.</text:p>
      <text:p text:style-name="P117">Instances of class <text:span text:style-name="T2">Mock</text:span> are your mock objects – program their behavior, check how they were used.</text:p>
      <text:p text:style-name="P117">Class <text:span text:style-name="T2">MagicMock</text:span> is subclass of Mock and has mock-impl. of special methods(like __item__()). </text:p>
      <text:p text:style-name="P118">AsyncMock??</text:p>
      <text:p text:style-name="P119">Both Mock and MagicMock are callable – may mock function or method(YES!!):</text:p>
      <text:p text:style-name="P120">mock_function = Mock(return_value = 1)</text:p>
      <text:p text:style-name="P121">mock_function() <text:span text:style-name="T53"># returns 1</text:span></text:p>
      <text:p text:style-name="P121">real_object.real_method = Mock(return_value = 1)</text:p>
      <text:p text:style-name="P121">real_object.real_method() # invokes mock</text:p>
      <text:p text:style-name="P122">Mock object may have <text:span text:style-name="T2">exactly the same attributes as real object</text:span> and pass isinstance() as real object – use <text:span text:style-name="T2">spec</text:span> arg. Access to absent attribute of such mock will raise AttributeError.</text:p>
      <text:p text:style-name="P123">mock<text:span text:style-name="T54">_obj</text:span> = Mock(spec=RealClass)</text:p>
      <text:p text:style-name="P124">Mock function <text:span text:style-name="T2">with the same signature as real function</text:span> – use create_autospec()</text:p>
      <text:p text:style-name="P125">mock_func = create_autospec(real_func)</text:p>
      <text:p text:style-name="P126">create_autospec() <text:span text:style-name="T55">also accepts class.</text:span></text:p>
      <text:p text:style-name="P127"><text:span text:style-name="T2"/></text:p>
      <text:p text:style-name="P128"><text:span text:style-name="T2">Program behavior</text:span> using kw-args <text:span text:style-name="T56">or object’s attributes</text:span>:</text:p>
      <text:p text:style-name="P129">mock_function = Mock(<text:span text:style-name="T2">return_value</text:span> = 1)</text:p>
      <text:p text:style-name="P130">or</text:p>
      <text:p text:style-name="P130">mock_function = Mock()</text:p>
      <text:p text:style-name="P130">mock_function.<text:span text:style-name="T2">return_value</text:span> = 1</text:p>
      <text:p text:style-name="P130">or</text:p>
      <text:p text:style-name="P130">mock_object.method_to_mock.<text:span text:style-name="T2">return_value</text:span> = 1</text:p>
      <text:p text:style-name="P128">return_value – value to be returned</text:p>
      <text:p text:style-name="P128">side_effect – exception to throw. </text:p>
      <text:p text:style-name="P131">mock = Mock(side_effect = IndexError)</text:p>
      <text:p text:style-name="P132">or</text:p>
      <text:p text:style-name="P132">mock = Mock(side_effect = KeyError(“with message”))</text:p>
      <text:p text:style-name="P128"><text:soft-page-break/>side_effect also may be a function <text:span text:style-name="T57">which</text:span> <text:span text:style-name="T56">is </text:span>invoked with the <text:span text:style-name="T6">same arguments as mock</text:span>. It’s return-value is <text:span text:style-name="T6">returned by mock(even if return_value is also specified)</text:span>.</text:p>
      <text:p text:style-name="P131">def effect(a, b):</text:p>
      <text:p text:style-name="P132"><text:tab/>return a + b</text:p>
      <text:p text:style-name="P132"/>
      <text:p text:style-name="P132">mock = Mock(side_effect = effect)</text:p>
      <text:p text:style-name="P132">mock(1, 2) # returns 3</text:p>
      <text:p text:style-name="P133">side_effect also may be any iterable (like list of int). Items from iterable are return-values for series of invocations. If item is exception – it will be raised(not returned)</text:p>
      <text:p text:style-name="P134">mock = Mock(side_effect = [1, SomeException()])</text:p>
      <text:p text:style-name="P135">mock() # return 1</text:p>
      <text:p text:style-name="P135">mock() # rises exception</text:p>
      <text:p text:style-name="P136"/>
      <text:p text:style-name="P137">Check invocations</text:p>
      <text:p text:style-name="P138">Get number of calls – read attribute <text:span text:style-name="T2">call_count</text:span>(it is field, not method):</text:p>
      <text:p text:style-name="P139">mock.mocked_method.<text:span text:style-name="T2">call_count</text:span></text:p>
      <text:p text:style-name="P140">Check, that was invoked once:</text:p>
      <text:p text:style-name="P141">mock.mocked_method.<text:span text:style-name="T58">assert_called_once</text:span><text:span text:style-name="T55">()</text:span></text:p>
      <text:p text:style-name="P142">mock.mocked_method.<text:span text:style-name="T2">assert_called_once_with</text:span>(*args, **kwargs)</text:p>
      <text:p text:style-name="P140">Check multiple calls:</text:p>
      <text:p text:style-name="P141">mock.mocked_method.<text:span text:style-name="T2">assert_has_calls</text:span>([<text:span text:style-name="T2">call</text:span>(1, 2, <text:s/>x=3), <text:span text:style-name="T2">call</text:span>(10, 20, x=30)], <text:span text:style-name="T59">any_order=True</text:span>)</text:p>
      <text:p text:style-name="P143"><text:span text:style-name="T2">call</text:span> object holds <text:span text:style-name="T2">passed arguments</text:span>, <text:span text:style-name="T60">it does not care about args with default values </text:span><text:span text:style-name="T57">and opportunity to omit them in invocation.</text:span></text:p>
      <text:p text:style-name="P138"><text:span text:style-name="T2">Note</text:span>: there might be calls before and after specified sequence.</text:p>
      <text:p text:style-name="P138">Check, that was not called:</text:p>
      <text:p text:style-name="P144"><text:span text:style-name="T59">mock.mocked_method.</text:span><text:span text:style-name="T58">assert_not_called</text:span><text:span text:style-name="T55">()</text:span></text:p>
      <text:p text:style-name="P145"/>
      <text:p text:style-name="P146">assert_called<text:span text:style-name="T55">(), assert_called_with(*args, **kwargs) </text:span><text:span text:style-name="T59">check against the last invocation.</text:span></text:p>
      <text:p text:style-name="P147"/>
      <text:p text:style-name="P148"><text:span text:style-name="T2">Patch() - injects mock to module</text:span>.</text:p>
      <text:p text:style-name="P148">Assume module my.lib.utils <text:span text:style-name="T2">is used inside</text:span> com.company.project, which is tested below.</text:p>
      <text:p text:style-name="P149">@patch(“com.company.project.my.lib.utils”)</text:p>
      <text:p text:style-name="P150">def test_something(self, utils_mock):</text:p>
      <text:p text:style-name="P150"><text:tab/>utils_mock.some_function.return_value = 1 <text:span text:style-name="T61"># configure mock</text:span></text:p>
      <text:p text:style-name="P151"><text:tab/>com.company.project.<text:span text:style-name="T61">something()</text:span> <text:span text:style-name="T61"># perform the test</text:span></text:p>
      <text:p text:style-name="P151"><text:tab/>…</text:p>
      <text:p text:style-name="P152">utils_mock – mock <text:span text:style-name="T61">of whole module </text:span>my.lib.utils, <text:span text:style-name="T61">it is </text:span>passed <text:span text:style-name="T61">to test </text:span>by decorator. </text:p>
      <text:p text:style-name="P153">some_function – function inside my.lib.utils</text:p>
      <text:p text:style-name="P154">Argument of patch() should be “{where my mock is used}.{what do I mock}”.</text:p>
      <text:p text:style-name="P154"><text:soft-page-break/>Part “what do I mock” <text:span text:style-name="T2">depends on how </text:span><text:span text:style-name="T62">my.lib.utils </text:span><text:span text:style-name="T2">is imported</text:span> to <text:span text:style-name="T63">com.company.project:</text:span></text:p>
      <text:p text:style-name="P154">import my.lib,utils<text:span text:style-name="T63"> → com.company.project.my.lib.utils</text:span></text:p>
      <text:p text:style-name="P154">import my.lib.utils as tools → <text:span text:style-name="T63">com.company.project.</text:span>tools</text:p>
      <text:p text:style-name="P154">from <text:span text:style-name="T63">my.lib.utils </text:span>import fun1, fun2 → should patch fun1() and fun2() separately:</text:p>
      <text:p text:style-name="P155">@patch(“<text:span text:style-name="T63">com.company.project.</text:span>fun2”)</text:p>
      <text:p text:style-name="P156">@patch(“<text:span text:style-name="T63">com.company.project.</text:span>fun1”)</text:p>
      <text:p text:style-name="P156">def test_something(self, fun1_mock, fun2_mock): <text:span text:style-name="T2"># note the order</text:span></text:p>
      <text:p text:style-name="P156">…</text:p>
      <text:p text:style-name="P157">You may <text:span text:style-name="T2">patch </text:span><text:span text:style-name="T64">methods of a </text:span><text:span text:style-name="T2">class</text:span> – all created instances will behave as you specify:</text:p>
      <text:p text:style-name="P158">@patch(“<text:span text:style-name="T63">com.company.project.my.lib.utils.</text:span>SomeClass.some_method”)</text:p>
      <text:p text:style-name="P159"/>
      <text:p text:style-name="P160">It is possible to put @<text:span text:style-name="T65">patch</text:span> over TestCase sub-class <text:span text:style-name="T2">to inject mock to all test-methods</text:span>.</text:p>
      <text:h text:style-name="Heading_20_1" text:outline-level="1">PySerial</text:h>
      <text:p text:style-name="P161"><text:a xlink:type="simple" xlink:href="https://pythonhosted.org/pyserial/pyserial_api.html#serial.Serial" text:style-name="Internet_20_link" text:visited-style-name="Visited_20_Internet_20_Link">https://pythonhosted.org/pyserial/pyserial_api.html#serial.Serial</text:a></text:p>
      <text:p text:style-name="P162">pip install pyserial</text:p>
      <text:h text:style-name="Heading_20_2" text:outline-level="2">List ports</text:h>
      <text:p text:style-name="P163"><text:a xlink:type="simple" xlink:href="https://pythonhosted.org/pyserial/tools.html#module-serial.tools.list_ports" text:style-name="Internet_20_link" text:visited-style-name="Visited_20_Internet_20_Link">https://pythonhosted.org/pyserial/tools.html#module-serial.tools.list_ports</text:a></text:p>
      <text:p text:style-name="P163">serial.tools.list_ports.comports() - <text:span text:style-name="T66">returns a list of ListPortInfo, with all info about each available port.</text:span></text:p>
      <text:h text:style-name="Heading_20_2" text:outline-level="2">Open/<text:span text:style-name="T67">close</text:span> port</text:h>
      <text:p text:style-name="P164"><text:span text:style-name="T67">import serial</text:span></text:p>
      <text:p text:style-name="P162">Instantiate Serial with arguments – port is automatically open</text:p>
      <text:p text:style-name="P165">Instantiate Serial without arguments – port is not open, define parameters and invoke .open() to open port:</text:p>
      <text:p text:style-name="P166">com = serial.Serial()</text:p>
      <text:p text:style-name="P167">com.port = “COM1”</text:p>
      <text:p text:style-name="P167">com.baudrate = 19200</text:p>
      <text:p text:style-name="P167">com.parity = PARITY_NONE</text:p>
      <text:p text:style-name="P168">com.timeout = 1.5 # 1.5 seconds <text:span text:style-name="T2">timeout for read(see below)</text:span></text:p>
      <text:p text:style-name="P168">com.write_timeout = 4 # 4 seconds <text:span text:style-name="T2">timeout for write(see below)</text:span></text:p>
      <text:p text:style-name="P168">com.rtscts = True # enable hardware flow control - <text:span text:style-name="T2">RTS/CTS</text:span></text:p>
      <text:p text:style-name="P167">com.open()</text:p>
      <text:p text:style-name="P169">Close port:</text:p>
      <text:p text:style-name="P166">com.close()</text:p>
      <text:p text:style-name="P170">Boolean field <text:span text:style-name="T2">.is_open</text:span> tells if port is open.</text:p>
      <text:p text:style-name="P162"/>
      <text:h text:style-name="Heading_20_2" text:outline-level="2"><text:soft-page-break/>Read/write</text:h>
      <text:p text:style-name="P171">import serial</text:p>
      <text:p text:style-name="P172">Data is exchanged as bytes(python class).</text:p>
      <text:p text:style-name="P173">Read <text:span text:style-name="T68">up to 100 bytes(</text:span><text:span text:style-name="T69">may return less</text:span><text:span text:style-name="T68">)</text:span>: <text:span text:style-name="T68">data = </text:span>com.<text:span text:style-name="T2">read</text:span>(<text:span text:style-name="T68">100</text:span>)</text:p>
      <text:p text:style-name="P174">Read up to ‘\n’(<text:span text:style-name="T70">includes ‘\n’ to return-value??</text:span>): data = com.readline()</text:p>
      <text:p text:style-name="P175">If <text:span text:style-name="T2">read timeout</text:span> is expires – returns what already received. <text:span text:style-name="T70">True for readline()??</text:span></text:p>
      <text:p text:style-name="P176"><text:span text:style-name="T70">What if receives BREAK during read??</text:span></text:p>
      <text:p text:style-name="P177">Write: com.<text:span text:style-name="T2">write</text:span>(b”Text to write”)</text:p>
      <text:p text:style-name="P175">If write timeout expires – raises <text:span text:style-name="T2">SerialTimeoutException</text:span></text:p>
      <text:p text:style-name="P178">Attributes <text:span text:style-name="T2">.in_waiting</text:span> and <text:span text:style-name="T2">.out_waiting</text:span>– how many bytes are in input/output buffers.</text:p>
      <text:p text:style-name="P178"><text:span text:style-name="T2">.</text:span><text:span text:style-name="T71">send_break()</text:span><text:span text:style-name="T72"> - sends BREAK during specified time, field </text:span><text:span text:style-name="T71">.break_condition</text:span><text:span text:style-name="T72"> – shows if BREAK activated by peer</text:span></text:p>
      <text:p text:style-name="P179"/>
      <text:h text:style-name="Heading_20_2" text:outline-level="2">Terminal utility</text:h>
      <text:p text:style-name="P180"><text:a xlink:type="simple" xlink:href="https://pythonhosted.org/pyserial/tools.html#module-serial.tools.miniterm" text:style-name="Internet_20_link" text:visited-style-name="Visited_20_Internet_20_Link">https://pythonhosted.org/pyserial/tools.html#module-serial.tools.miniterm</text:a></text:p>
      <text:p text:style-name="P181">Package contains small program – com-port terminal.</text:p>
      <text:p text:style-name="P182">Only reads, how to send?</text:p>
      <text:p text:style-name="P181"><text:span text:style-name="T73">Launch by: </text:span>python -m serial.tools.miniter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1T17:51:32.597000000</dc:date>
    <meta:editing-duration>P1DT19H25M36S</meta:editing-duration>
    <meta:editing-cycles>100</meta:editing-cycles>
    <meta:generator>LibreOffice/24.8.6.2$Windows_X86_64 LibreOffice_project/6d98ba145e9a8a39fc57bcc76981d1fb1316c60c</meta:generator>
    <meta:document-statistic meta:table-count="0" meta:image-count="0" meta:object-count="0" meta:page-count="11" meta:paragraph-count="309" meta:word-count="1943" meta:character-count="14276" meta:non-whitespace-character-count="12473"/>
  </office:meta>
</office:document-meta>
</file>